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df04" officeooo:paragraph-rsid="0005df04"/>
    </style:style>
    <style:style style:name="P2" style:family="paragraph" style:parent-style-name="Standard">
      <style:text-properties style:text-underline-style="none" fo:font-weight="normal" officeooo:rsid="002800b6" officeooo:paragraph-rsid="00088cc6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3d6285" officeooo:paragraph-rsid="00088cc6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4213db" officeooo:paragraph-rsid="00088cc6" style:font-weight-asian="normal" style:font-weight-complex="normal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88988" officeooo:paragraph-rsid="0005df04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9ac06" officeooo:paragraph-rsid="0005df04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e78f7" officeooo:paragraph-rsid="0005df04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38ef85" officeooo:paragraph-rsid="0005df04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23b6ec" officeooo:paragraph-rsid="0005df04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1891a8" officeooo:paragraph-rsid="0005df04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25d255" officeooo:paragraph-rsid="0005df04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3b1f7e" officeooo:paragraph-rsid="0005df04" style:font-weight-asian="bold" style:font-weight-complex="bold"/>
    </style:style>
    <style:style style:name="P13" style:family="paragraph" style:parent-style-name="Standard">
      <style:text-properties officeooo:rsid="00188988" officeooo:paragraph-rsid="0005df04"/>
    </style:style>
    <style:style style:name="P14" style:family="paragraph" style:parent-style-name="Standard">
      <style:text-properties officeooo:rsid="00188988" officeooo:paragraph-rsid="00075e4f"/>
    </style:style>
    <style:style style:name="P15" style:family="paragraph" style:parent-style-name="Standard">
      <style:text-properties officeooo:rsid="00188988" officeooo:paragraph-rsid="000ca31d"/>
    </style:style>
    <style:style style:name="P16" style:family="paragraph" style:parent-style-name="Standard">
      <style:text-properties officeooo:rsid="0023b6ec" officeooo:paragraph-rsid="0005df04"/>
    </style:style>
    <style:style style:name="P17" style:family="paragraph" style:parent-style-name="Standard">
      <style:text-properties officeooo:rsid="0019ac06" officeooo:paragraph-rsid="0005df04"/>
    </style:style>
    <style:style style:name="P18" style:family="paragraph" style:parent-style-name="Standard">
      <style:text-properties officeooo:rsid="0019ac06" officeooo:paragraph-rsid="00088cc6"/>
    </style:style>
    <style:style style:name="P19" style:family="paragraph" style:parent-style-name="Standard">
      <style:text-properties officeooo:rsid="0035f2c5" officeooo:paragraph-rsid="0005df04"/>
    </style:style>
    <style:style style:name="P20" style:family="paragraph" style:parent-style-name="Standard">
      <style:text-properties officeooo:rsid="0035f2c5" officeooo:paragraph-rsid="00075e4f"/>
    </style:style>
    <style:style style:name="P21" style:family="paragraph" style:parent-style-name="Standard">
      <style:text-properties officeooo:rsid="0021ec46" officeooo:paragraph-rsid="0005df04"/>
    </style:style>
    <style:style style:name="P22" style:family="paragraph" style:parent-style-name="Standard">
      <style:text-properties officeooo:rsid="0021ec46" officeooo:paragraph-rsid="00075e4f"/>
    </style:style>
    <style:style style:name="P23" style:family="paragraph" style:parent-style-name="Standard">
      <style:text-properties officeooo:rsid="0021ec46" officeooo:paragraph-rsid="00088cc6"/>
    </style:style>
    <style:style style:name="P24" style:family="paragraph" style:parent-style-name="Standard">
      <style:text-properties officeooo:rsid="003b1f7e" officeooo:paragraph-rsid="0005df04"/>
    </style:style>
    <style:style style:name="P25" style:family="paragraph" style:parent-style-name="Standard">
      <style:text-properties officeooo:rsid="0035e5c3" officeooo:paragraph-rsid="0005df04"/>
    </style:style>
    <style:style style:name="P26" style:family="paragraph" style:parent-style-name="Standard">
      <style:text-properties officeooo:rsid="001dd064" officeooo:paragraph-rsid="0005df04"/>
    </style:style>
    <style:style style:name="P27" style:family="paragraph" style:parent-style-name="Standard">
      <style:text-properties officeooo:rsid="001dd064" officeooo:paragraph-rsid="00075e4f"/>
    </style:style>
    <style:style style:name="P28" style:family="paragraph" style:parent-style-name="Standard">
      <style:text-properties officeooo:rsid="001dd064" officeooo:paragraph-rsid="00088cc6"/>
    </style:style>
    <style:style style:name="P29" style:family="paragraph" style:parent-style-name="Standard">
      <style:text-properties officeooo:rsid="0038ef85" officeooo:paragraph-rsid="00075e4f"/>
    </style:style>
    <style:style style:name="P30" style:family="paragraph" style:parent-style-name="Standard">
      <style:text-properties officeooo:rsid="001891a8" officeooo:paragraph-rsid="0005df04"/>
    </style:style>
    <style:style style:name="P31" style:family="paragraph" style:parent-style-name="Standard">
      <style:text-properties fo:color="#ff0000" officeooo:rsid="0027ea6b" officeooo:paragraph-rsid="0005df04"/>
    </style:style>
    <style:style style:name="P32" style:family="paragraph" style:parent-style-name="Standard">
      <style:text-properties officeooo:rsid="00234a0e" officeooo:paragraph-rsid="00088cc6"/>
    </style:style>
    <style:style style:name="P33" style:family="paragraph" style:parent-style-name="Standard">
      <style:text-properties officeooo:rsid="001e78f7" officeooo:paragraph-rsid="00088cc6"/>
    </style:style>
    <style:style style:name="P34" style:family="paragraph" style:parent-style-name="Standard">
      <style:text-properties officeooo:rsid="00373666" officeooo:paragraph-rsid="0005df04"/>
    </style:style>
    <style:style style:name="P35" style:family="paragraph" style:parent-style-name="Standard">
      <style:text-properties officeooo:rsid="00108d23" officeooo:paragraph-rsid="00108d23"/>
    </style:style>
    <style:style style:name="P36" style:family="paragraph" style:parent-style-name="Standard">
      <style:text-properties officeooo:rsid="00188988" officeooo:paragraph-rsid="0005df04"/>
    </style:style>
    <style:style style:name="P37" style:family="paragraph" style:parent-style-name="Standard">
      <style:text-properties officeooo:rsid="00242291" officeooo:paragraph-rsid="0015b739"/>
    </style:style>
    <style:style style:name="P38" style:family="paragraph" style:parent-style-name="Standard">
      <style:text-properties officeooo:rsid="0035e5c3" officeooo:paragraph-rsid="00075e4f"/>
    </style:style>
    <style:style style:name="P39" style:family="paragraph" style:parent-style-name="Standard">
      <style:text-properties fo:color="#ff0000" fo:font-weight="normal" officeooo:rsid="00173e56" officeooo:paragraph-rsid="00173e56" style:font-weight-asian="normal" style:font-weight-complex="normal"/>
    </style:style>
    <style:style style:name="P40" style:family="paragraph" style:parent-style-name="Standard">
      <style:text-properties fo:color="#ffffff" officeooo:rsid="0045e719" officeooo:paragraph-rsid="001c4e5a" fo:background-color="#ff3300"/>
    </style:style>
    <style:style style:name="P41" style:family="paragraph" style:parent-style-name="Standard">
      <style:text-properties fo:color="#ffffff" fo:font-size="15pt" officeooo:rsid="0045e719" officeooo:paragraph-rsid="001c4e5a" fo:background-color="#ff3300" style:font-size-asian="15pt" style:font-size-complex="15pt"/>
    </style:style>
    <style:style style:name="T1" style:family="text">
      <style:text-properties officeooo:rsid="0023b6ec"/>
    </style:style>
    <style:style style:name="T2" style:family="text">
      <style:text-properties officeooo:rsid="003b1f7e"/>
    </style:style>
    <style:style style:name="T3" style:family="text">
      <style:text-properties officeooo:rsid="001891a8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0aed4d" style:font-weight-asian="normal" style:font-weight-complex="normal"/>
    </style:style>
    <style:style style:name="T6" style:family="text">
      <style:text-properties officeooo:rsid="0035e5c3"/>
    </style:style>
    <style:style style:name="T7" style:family="text">
      <style:text-properties officeooo:rsid="0039dad9"/>
    </style:style>
    <style:style style:name="T8" style:family="text">
      <style:text-properties officeooo:rsid="0027ea6b"/>
    </style:style>
    <style:style style:name="T9" style:family="text">
      <style:text-properties officeooo:rsid="00261894"/>
    </style:style>
    <style:style style:name="T10" style:family="text">
      <style:text-properties officeooo:rsid="003be4e8"/>
    </style:style>
    <style:style style:name="T11" style:family="text">
      <style:text-properties fo:color="#ff0000"/>
    </style:style>
    <style:style style:name="T12" style:family="text">
      <style:text-properties fo:color="#ff0000" officeooo:rsid="0027de5f"/>
    </style:style>
    <style:style style:name="T13" style:family="text">
      <style:text-properties fo:color="#ff0000" officeooo:rsid="002cba9d"/>
    </style:style>
    <style:style style:name="T14" style:family="text">
      <style:text-properties fo:color="#ff0000" officeooo:rsid="0038b068"/>
    </style:style>
    <style:style style:name="T15" style:family="text">
      <style:text-properties fo:color="#ff0000" officeooo:rsid="0005df04"/>
    </style:style>
    <style:style style:name="T16" style:family="text">
      <style:text-properties fo:color="#ff0000" officeooo:rsid="003d2b80"/>
    </style:style>
    <style:style style:name="T17" style:family="text">
      <style:text-properties fo:color="#ff0000" officeooo:rsid="003e3558"/>
    </style:style>
    <style:style style:name="T18" style:family="text">
      <style:text-properties fo:color="#ff0000" officeooo:rsid="004026e0"/>
    </style:style>
    <style:style style:name="T19" style:family="text">
      <style:text-properties fo:color="#ff0000" officeooo:rsid="0027ea6b"/>
    </style:style>
    <style:style style:name="T20" style:family="text">
      <style:text-properties fo:color="#ff0000" officeooo:rsid="002e50fe"/>
    </style:style>
    <style:style style:name="T21" style:family="text">
      <style:text-properties fo:color="#ff0000" officeooo:rsid="002800b6"/>
    </style:style>
    <style:style style:name="T22" style:family="text">
      <style:text-properties fo:color="#ff0000" officeooo:rsid="00075e4f"/>
    </style:style>
    <style:style style:name="T23" style:family="text">
      <style:text-properties fo:color="#ff0000" officeooo:rsid="00088cc6"/>
    </style:style>
    <style:style style:name="T24" style:family="text">
      <style:text-properties fo:color="#ff0000" officeooo:rsid="00425af6"/>
    </style:style>
    <style:style style:name="T25" style:family="text">
      <style:text-properties fo:color="#ff0000" officeooo:rsid="00090222"/>
    </style:style>
    <style:style style:name="T26" style:family="text">
      <style:text-properties fo:color="#ff0000" officeooo:rsid="000aed4d"/>
    </style:style>
    <style:style style:name="T27" style:family="text">
      <style:text-properties fo:color="#ff0000" officeooo:rsid="000ca31d"/>
    </style:style>
    <style:style style:name="T28" style:family="text">
      <style:text-properties fo:color="#ff0000" officeooo:rsid="001020af"/>
    </style:style>
    <style:style style:name="T29" style:family="text">
      <style:text-properties fo:color="#ff0000" officeooo:rsid="00137119"/>
    </style:style>
    <style:style style:name="T30" style:family="text">
      <style:text-properties fo:color="#ff0000" officeooo:rsid="00144a87"/>
    </style:style>
    <style:style style:name="T31" style:family="text">
      <style:text-properties fo:color="#ff0000" officeooo:rsid="00152fb5"/>
    </style:style>
    <style:style style:name="T32" style:family="text">
      <style:text-properties fo:color="#ff0000" officeooo:rsid="0015b739"/>
    </style:style>
    <style:style style:name="T33" style:family="text">
      <style:text-properties fo:color="#ff0000" officeooo:rsid="0018bfbc"/>
    </style:style>
    <style:style style:name="T34" style:family="text">
      <style:text-properties fo:color="#ff3333" officeooo:rsid="003878af"/>
    </style:style>
    <style:style style:name="T35" style:family="text">
      <style:text-properties officeooo:rsid="00373666"/>
    </style:style>
    <style:style style:name="T36" style:family="text">
      <style:text-properties officeooo:rsid="004213db"/>
    </style:style>
    <style:style style:name="T37" style:family="text">
      <style:text-properties fo:color="#000000"/>
    </style:style>
    <style:style style:name="T38" style:family="text">
      <style:text-properties fo:color="#000000" officeooo:rsid="002800b6"/>
    </style:style>
    <style:style style:name="T39" style:family="text">
      <style:text-properties fo:color="#000000" officeooo:rsid="00075e4f"/>
    </style:style>
    <style:style style:name="T40" style:family="text">
      <style:text-properties officeooo:rsid="00174217"/>
    </style:style>
    <style:style style:name="T41" style:family="text">
      <style:text-properties style:text-underline-style="solid" style:text-underline-width="auto" style:text-underline-color="font-color"/>
    </style:style>
    <style:style style:name="T42" style:family="text">
      <style:text-properties style:text-underline-style="solid" style:text-underline-width="auto" style:text-underline-color="font-color" officeooo:rsid="001c4e5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Lulzbot Filament Testing Report</text:p>
      <text:p text:style-name="P13">Manufacturer: <text:span text:style-name="T12">THE SUPPLIER OF THE FILAMENT .</text:span></text:p>
      <text:p text:style-name="P13">Filament Type: <text:span text:style-name="T12">THE TYPE OF FILAMENT BEING TESTED.</text:span></text:p>
      <text:p text:style-name="P16">Colors Tested: <text:span text:style-name="T12">LIST ALL COLORS BEING TESTED FOR THIS FILAMENT TYPE.</text:span></text:p>
      <text:p text:style-name="P13">Tested By: <text:span text:style-name="T12">YOUR NAME GOES HERE.</text:span></text:p>
      <text:p text:style-name="P13">Date <text:span text:style-name="T35">Started</text:span>: <text:span text:style-name="T12">THE DATE YOU BEGAN THE ASSESSMENT </text:span><text:span text:style-name="T13">TESTING.</text:span></text:p>
      <text:p text:style-name="P34">Date Completed: <text:span text:style-name="T34">THE DATE THE SHEET WAS COMPLETED AND ALL INFORMATION WAS GATHERED.</text:span></text:p>
      <text:p text:style-name="P13"/>
      <text:p text:style-name="P41">STOP.</text:p>
      <text:p text:style-name="P40">SDS CHECKLIST SIGN OFF:<text:span text:style-name="T41"> <text:s/>PASS? </text:span><text:span text:style-name="T42">or FAIL? </text:span><text:span text:style-name="T41"><text:s/></text:span></text:p>
      <text:p text:style-name="P40">Name:<text:span text:style-name="T41"> <text:s text:c="3"/></text:span><text:span text:style-name="T42">YOUR NAME HERE <text:s text:c="3"/></text:span></text:p>
      <text:p text:style-name="P40">Date:<text:span text:style-name="T41">_</text:span><text:span text:style-name="T42">THE DATE YOU APPROVED THE SDS HERE <text:s/></text:span></text:p>
      <text:p text:style-name="P13"/>
      <text:p text:style-name="P6">Printer Data</text:p>
      <text:p text:style-name="P17">Bed <text:span text:style-name="T1">Surface/Covering</text:span>: <text:span text:style-name="T12">WHAT KIND OF BED BUILD DO YOU HAVE AND WHAT IS THE SURFACE </text:span><text:span text:style-name="T13">MATERIAL</text:span><text:span text:style-name="T12">? </text:span><text:span text:style-name="T15">(Any Special Requirements?)</text:span></text:p>
      <text:p text:style-name="P17">Toolhead Type<text:span text:style-name="T1">s Used</text:span>: <text:span text:style-name="T12">WHAT KIND OF TOOLHEADS DID YOU USE TO TEST THIS FILAMENT?</text:span></text:p>
      <text:p text:style-name="P17">Printer Type: <text:span text:style-name="T12">WHAT KIND OF PRINTER</text:span><text:span text:style-name="T14">S</text:span><text:span text:style-name="T12"> DID YOU USE?</text:span></text:p>
      <text:p text:style-name="P19">Wiper Pad Type: <text:span text:style-name="T15">WHAT KIND OF WIPER PAD WERE YOU USING?</text:span></text:p>
      <text:p text:style-name="P21">Other Notes: <text:span text:style-name="T12">ANYTHING NOTEWORTHY </text:span><text:span text:style-name="T15">THAT YOU BELIEVE SHOULD BE IN THIS SECTION.</text:span></text:p>
      <text:p text:style-name="P13"/>
      <text:p text:style-name="P12">Manufacturer Recommended Settings</text:p>
      <text:p text:style-name="P24">Print Temp: <text:span text:style-name="T16">THE EXTRUSION </text:span><text:span text:style-name="T17">TEMPERATURE</text:span><text:span text:style-name="T16"> THAT THE MANUFACTURER RECOMMENDS.</text:span></text:p>
      <text:p text:style-name="P24">Bed Temp: <text:span text:style-name="T17">THE BED TEMPERATURE THAT THE MANUFACTURER RECOMMEND</text:span><text:span text:style-name="T18">S.</text:span></text:p>
      <text:p text:style-name="P24">Fan Speeds: <text:span text:style-name="T17">THE </text:span><text:span text:style-name="T15">FAN SPEEDS THAT THE MANUFACTURER RECOMMENDS.</text:span></text:p>
      <text:p text:style-name="P24">Printing Speeds: <text:span text:style-name="T17">THE </text:span><text:span text:style-name="T15">PRINTING SPEED</text:span><text:span text:style-name="T17"> THAT THE MANUFACTURER RECOMMEND</text:span><text:span text:style-name="T18">S.</text:span></text:p>
      <text:p text:style-name="P1">Other: <text:span text:style-name="T11">OTHER INFO; SUCH AS POST PROCESSING OR SPECIAL BED ADHESION INSTRUCTIONS RECOMMENDED. </text:span></text:p>
      <text:p text:style-name="P13"/>
      <text:p text:style-name="P5">P<text:span text:style-name="T3">re-</text:span>Printing <text:span text:style-name="T3">Filament </text:span>Assessment<text:span text:style-name="T4"> </text:span><text:span text:style-name="T5">(use SDS for specific info)</text:span></text:p>
      <text:p text:style-name="P25">Basic <text:span text:style-name="T2">Use </text:span>Research: <text:span text:style-name="T15">RESEARCH USER REVIEWS, NEWS STORIES, AND ETC.</text:span></text:p>
      <text:p text:style-name="P26">Health or Environment Risk: <text:span text:style-name="T21">ARE THERE ANY </text:span><text:span text:style-name="T15">PERSONAL HEALTH OR ENVIRONMENTAL</text:span><text:span text:style-name="T21"> RISKS ASSOCIATED WITH THIS FILAMENT? </text:span></text:p>
      <text:p text:style-name="P27">Disposal Options: <text:span text:style-name="T21">LIST RECOMMENDED DISPOSAL OPTIONS IF AVAILABLE.</text:span></text:p>
      <text:p text:style-name="P22">Other <text:span text:style-name="T2">SDS </text:span>Notes: <text:span text:style-name="T22">IS THERE ANYTHING MISSING FROM THE SDS? ANYTHING THAT IS OUT OF THE ORDINARY? </text:span></text:p>
      <text:p text:style-name="P38">Packaging Notes: <text:span text:style-name="T22">HOW DOES THE PACKAGING LOOK? HOW DURABLE? HOW MOISTURE SEALED? ETC.</text:span></text:p>
      <text:p text:style-name="P37"><text:span text:style-name="T39">Moisture Absorption:</text:span><text:span text:style-name="T22"> TAKE A </text:span><text:span text:style-name="T31">2</text:span><text:span text:style-name="T22">000MM SECTION OF </text:span><text:span text:style-name="T28">NEW </text:span><text:span text:style-name="T22">DRY FILAMENT; WEIGHT IT; PLACE IN HUMIDITY CONTROLLED CONTAINER WITH WET SHOP TOWELS; LET SIT FOR 24+ HOURS; WEIGH UPON REMOVAL AND COMPARE THE WEIGHTS FOR MOISTURE ABSORBED. </text:span><text:span text:style-name="T23">(you can cut up the sample to make </text:span><text:span text:style-name="T28">containment</text:span><text:span text:style-name="T23"> easier) </text:span></text:p>
      <text:p text:style-name="P15">Filament Diameter Variance: <text:span text:style-name="T19">THE DIFFERENCE IN DIAMETER OF UNPRINTED FILAMENT, </text:span><text:span text:style-name="T27">MEASURE 20 POINTS OVER A ONE METER LONG SECTION</text:span><text:span text:style-name="T19">.</text:span></text:p>
      <text:p text:style-name="P13">Minimum Bend Radius: <text:span text:style-name="T19">TO WHAT DEGREE CAN YOU BEND THE UNPRINTED FILAMENT </text:span></text:p>
      <text:p text:style-name="P31">BEFORE IT BREAKS?</text:p>
      <text:p text:style-name="P29"><text:soft-page-break/>Bend Test Notes: <text:span text:style-name="T22">WHAT DOES IT DO WHEN BENT? DISCOLOR? DEFORM? SPRING BACK? </text:span><text:span text:style-name="T26">BREAKS CLEAN? </text:span><text:span text:style-name="T22">ETC.</text:span></text:p>
      <text:p text:style-name="P14"><text:span text:style-name="T6">Bubble/Debris Test Results: </text:span><text:span text:style-name="T22">AFTER CLIPPING 200MM OF FILAMENT INTO 5MM SNIPS, LOOK FOR DEBRIS AND BUBBLES.</text:span></text:p>
      <text:p text:style-name="P13">Color <text:span text:style-name="T1">Consistency</text:span>: <text:span text:style-name="T19">DO</text:span><text:span text:style-name="T20">ES THE COLOR OF THE</text:span><text:span text:style-name="T19"> BEGINNING, MIDDLE, AND END OF THE RE</text:span><text:span text:style-name="T29">E</text:span><text:span text:style-name="T19">L MATCH?</text:span></text:p>
      <text:p text:style-name="P20">Min Extrusion Temp: <text:span text:style-name="T19"><text:s/></text:span><text:span text:style-name="T15">E</text:span><text:span text:style-name="T22">XTRUDE FILAMENT BY HAND AT THE LOWEST TEMP POSSIBLE.</text:span></text:p>
      <text:p text:style-name="P20">Max Extrusion Temp Before Boil: <text:s/><text:span text:style-name="T15">E</text:span><text:span text:style-name="T22">XTRUDE FILAMENT BY HAND AT THE HIGHEST TEMP POSSIBLE.</text:span></text:p>
      <text:p text:style-name="P29">Min Bed Sticking Temp: <text:s/><text:span text:style-name="T23">SEND A BED FULL OF SMALLER PARTS </text:span><text:span text:style-name="T32">TO A MINI 2 </text:span><text:span text:style-name="T23">AND MANUALLY </text:span><text:span text:style-name="T32">DECREASE THE BED TEMP UNTIL YOU BEGIN TO SEE THE MATERIAL NOT STICK -</text:span><text:span text:style-name="T23"> REPEAT THIS 3 TIMES TO CONFIRM.</text:span></text:p>
      <text:p text:style-name="P30">Other Notes: <text:span text:style-name="T12">ANYTHING NOTEWORTHY THAT IS NOT LISTED IN THIS SECTION.</text:span></text:p>
      <text:p text:style-name="P30"/>
      <text:p text:style-name="P8"><text:span text:style-name="T7">Run a </text:span>Control Print with <text:span text:style-name="T7">an Available </text:span>Comparable Material Profile <text:span text:style-name="T40">(BENCHY)</text:span></text:p>
      <text:p text:style-name="P3">Results: <text:span text:style-name="T25">RECORD PRINT RESULT NOTES HERE.</text:span></text:p>
      <text:p text:style-name="P3">Profile Used: <text:s/><text:span text:style-name="T25">WHAT MATERIAL AND PROFILE DID YOU CHOOSE TO START WITH?</text:span></text:p>
      <text:p text:style-name="P9"/>
      <text:p text:style-name="P9">Recommended Profile Changes</text:p>
      <text:p text:style-name="P39">DO NOT DEVELOP A PROFILE HERE, ONLY NOTE THE CHANGES YOU THINK WILL BE NEEDED, YOU CAN COME BACK TO THIS SECTION WHEN DEVELOPING THE PROFILE FOR STARTING INFO.</text:p>
      <text:p text:style-name="P30"/>
      <text:p text:style-name="P10">Printing Filament Assessment</text:p>
      <text:p text:style-name="P18">Bed Adhesion Notes: <text:span text:style-name="T19">HOW DOES THE FIRST LAYER LOOK ON THE BED AND DOES IT REMAIN ATTACHED THROUGHOUT THE PRINT? </text:span></text:p>
      <text:p text:style-name="P32">Layer Adhesion Notes: <text:span text:style-name="T23">HO</text:span><text:span text:style-name="T19">W DO THE LAYERS ADHERE TO ONE ANOTHER AS THE PRINT PROCESSES?</text:span></text:p>
      <text:p text:style-name="P18">Overhang/Bridging Notes: <text:span text:style-name="T19">WHAT QUALITY DOES THIS FILAMENT PRODUCE OVERHANGS AND BRIDGING? HOW EASY IS IT TO SLICE FOR?</text:span></text:p>
      <text:p text:style-name="P28">Color <text:span text:style-name="T8">Consistency</text:span>/Change: <text:span text:style-name="T19">DOES THE COLOR REMAIN CONSISTENT IN THE PRINT FROM TOP TO BOTTOM? DOES THE PRINTED FILAMENT MATCH THE UNPRINTED COLOR?</text:span></text:p>
      <text:p text:style-name="P33"><text:span text:style-name="T9">Part Removal Notes</text:span>: <text:span text:style-name="T19">HOW EASY/DIFFICULT WAS IT TO REMOVE FROM THE BED? HOW DOES THE BEAD LOOK?</text:span></text:p>
      <text:p text:style-name="P23">Other Notes: <text:span text:style-name="T12">ANYTHING NOTEWORTHY THAT IS NOT LISTED IN THIS SECTION.</text:span></text:p>
      <text:p text:style-name="P26"/>
      <text:p text:style-name="P7">Profile Assessment <text:span text:style-name="T10">and Base Setting</text:span> Recommendations</text:p>
      <text:p text:style-name="P33">Bed Temperature Range: <text:span text:style-name="T21">WHAT IS THE RECOMMENDED BED TEMPERATURE RANGE FOR THIS FILAMENT?</text:span></text:p>
      <text:p text:style-name="P33">Printing Temperature Range: <text:span text:style-name="T21">WHAT IS THE RECOMMENDED NOZZLE PRINTING TEMPERATURE RANGE FOR THIS FILAMENT </text:span><text:span text:style-name="T33">FROM YOUR EXPERIENCE PRINTING THE BENCHY (above).</text:span></text:p>
      <text:p text:style-name="P23">Fan/Cooling Range: <text:span text:style-name="T21">WHAT ARE THE RECOMMEND COOLING SETTINGS FOR THIS FILAMENT? </text:span></text:p>
      <text:p text:style-name="P35"><text:span text:style-name="T38">P</text:span><text:span text:style-name="T37">rinting Speeds: </text:span><text:span text:style-name="T11">WHAT ARE THE RECOMMENDED PRINT SPEED SETTING</text:span><text:span text:style-name="T30">S</text:span><text:span text:style-name="T11"> FOR THIS FILAMENT?</text:span></text:p>
      <text:p text:style-name="P23">Other Notes: <text:span text:style-name="T12">ANYTHING NOTEWORTHY THAT IS NOT LISTED IN THIS SECTION.</text:span></text:p>
      <text:p text:style-name="P21"/>
      <text:p text:style-name="P21"/>
      <text:p text:style-name="P11"><text:soft-page-break/>Manufacturer Filament Revision Notes</text:p>
      <text:p text:style-name="P2">Revision <text:span text:style-name="T36">Reason</text:span>: <text:s/><text:span text:style-name="T11">THE REASON FOR THE MANUFACTURER CHANGE. </text:span></text:p>
      <text:p text:style-name="P4"><text:span text:style-name="T37">Expected Change:</text:span><text:span text:style-name="T11"> WHAT IS </text:span><text:span text:style-name="T24">THE EXPECTED DIFFERENCE IN THE FILAMENT FROM THIS REVISION</text:span><text:span text:style-name="T11">?</text:span></text:p>
      <text:p text:style-name="P2">Date: <text:span text:style-name="T11">DATE OF REVISION REQUEST (WHEN WE NOTIFIED THE MANUFACTURER OF THE PROBLEM)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5:13:09.722171291</meta:creation-date>
    <dc:date>2019-08-13T13:57:19.767734748</dc:date>
    <meta:editing-duration>P4DT3H42M57S</meta:editing-duration>
    <meta:editing-cycles>15</meta:editing-cycles>
    <meta:generator>LibreOffice/5.2.7.2$Linux_X86_64 LibreOffice_project/20m0$Build-2</meta:generator>
    <meta:document-statistic meta:table-count="0" meta:image-count="0" meta:object-count="0" meta:page-count="3" meta:paragraph-count="62" meta:word-count="748" meta:character-count="4716" meta:non-whitespace-character-count="4004"/>
  </office:meta>
</office:document-meta>
</file>